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微软雅黑" svg:font-family="微软雅黑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黑体" svg:font-family="黑体" style:font-family-generic="modern" style:font-pitch="fixed" svg:panose-1="2 1 6 9 6 1 1 1 1 1"/>
    <style:font-face style:name="方正小标宋简体" svg:font-family="方正小标宋简体" style:font-family-generic="system" style:font-pitch="variable"/>
    <style:font-face style:name="仿宋_GB2312" svg:font-family="仿宋_GB2312" style:font-family-generic="system" style:font-pitch="variable"/>
    <style:font-face style:name="等线 Light" svg:font-family="等线 Light" style:font-family-generic="system" style:font-pitch="variable" svg:panose-1="2 1 6 0 3 1 1 1 1 1"/>
    <style:font-face style:name="等线" svg:font-family="等线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黑体" style:font-name-asian="黑体" style:font-name-complex="黑体" style:font-weight-complex="bold" style:letter-kerning="false" fo:font-size="16pt" style:font-size-asian="16pt" style:font-size-complex="16pt"/>
    </style:style>
    <style:style style:name="T2" style:parent-style-name="默认段落字体" style:family="text">
      <style:text-properties style:font-name-asian="方正小标宋简体" style:font-weight-complex="bold" style:letter-kerning="false" fo:font-size="16pt" style:font-size-asian="16pt" style:font-size-complex="16pt"/>
    </style:style>
    <style:style style:name="T3" style:parent-style-name="默认段落字体" style:family="text">
      <style:text-properties style:font-name="方正小标宋简体" style:font-name-asian="方正小标宋简体" style:font-name-complex="方正小标宋简体" style:font-weight-complex="bold" style:letter-kerning="false" fo:font-size="16pt" style:font-size-asian="16pt" style:font-size-complex="16pt"/>
    </style:style>
    <style:style style:name="TableColumn5" style:family="table-column">
      <style:table-column-properties style:column-width="0.9958in" style:use-optimal-column-width="false"/>
    </style:style>
    <style:style style:name="TableColumn6" style:family="table-column">
      <style:table-column-properties style:column-width="1.9312in" style:use-optimal-column-width="false"/>
    </style:style>
    <style:style style:name="TableColumn7" style:family="table-column">
      <style:table-column-properties style:column-width="0.9631in" style:use-optimal-column-width="false"/>
    </style:style>
    <style:style style:name="TableColumn8" style:family="table-column">
      <style:table-column-properties style:column-width="1.7173in" style:use-optimal-column-width="false"/>
    </style:style>
    <style:style style:name="TableColumn9" style:family="table-column">
      <style:table-column-properties style:column-width="1.3923in" style:use-optimal-column-width="false"/>
    </style:style>
    <style:style style:name="Table4" style:family="table">
      <style:table-properties style:width="7in" fo:margin-left="0in" table:align="left"/>
    </style:style>
    <style:style style:name="TableRow10" style:family="table-row">
      <style:table-row-properties style:min-row-height="0.468in" style:use-optimal-row-height="false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Row21" style:family="table-row">
      <style:table-row-properties style:min-row-height="0.4298in" style:use-optimal-row-height="false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Row30" style:family="table-row">
      <style:table-row-properties style:min-row-height="0.4576in" style:use-optimal-row-height="false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Row39" style:family="table-row">
      <style:table-row-properties style:min-row-height="0.4444in" style:use-optimal-row-height="false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Row48" style:family="table-row">
      <style:table-row-properties style:min-row-height="0.4958in" style:use-optimal-row-height="false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/>
      <style:text-properties style:font-name="仿宋_GB2312" style:font-name-asian="仿宋_GB2312" style:font-name-complex="仿宋_GB2312" fo:font-size="12pt" style:font-size-asian="12pt" style:font-size-complex="12pt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TableRow57" style:family="table-row">
      <style:table-row-properties style:min-row-height="0.875in"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P62" style:parent-style-name="Standard" style:family="paragraph">
      <style:paragraph-properties fo:line-height="150%"/>
      <style:text-properties style:font-name="仿宋_GB2312" style:font-name-asian="仿宋_GB2312" style:font-name-complex="仿宋_GB2312" fo:font-size="12pt" style:font-size-asian="12pt" style:font-size-complex="12pt"/>
    </style:style>
    <style:style style:name="P63" style:parent-style-name="Standard" style:family="paragraph">
      <style:paragraph-properties fo:line-height="150%"/>
      <style:text-properties style:font-name="仿宋_GB2312" style:font-name-asian="仿宋_GB2312" style:font-name-complex="仿宋_GB2312" fo:font-size="12pt" style:font-size-asian="12pt" style:font-size-complex="12pt"/>
    </style:style>
    <style:style style:name="P64" style:parent-style-name="Standard" style:family="paragraph">
      <style:paragraph-properties fo:line-height="150%"/>
      <style:text-properties style:font-name="仿宋_GB2312" style:font-name-asian="仿宋_GB2312" style:font-name-complex="仿宋_GB2312" fo:font-size="12pt" style:font-size-asian="12pt" style:font-size-complex="12pt"/>
    </style:style>
    <style:style style:name="TableRow65" style:family="table-row">
      <style:table-row-properties style:min-row-height="0.993in"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P68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TableRow69" style:family="table-row">
      <style:table-row-properties style:min-row-height="1.1486in"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P72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P73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P74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P75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P76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P77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TableRow78" style:family="table-row">
      <style:table-row-properties style:min-row-height="1.1743in"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TableRow81" style:family="table-row">
      <style:table-row-properties style:min-row-height="1.1986in"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P84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P85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P86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P87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P88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TableRow89" style:family="table-row">
      <style:table-row-properties style:min-row-height="0.7472in"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P92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  <style:style style:name="P93" style:parent-style-name="Standard" style:family="paragraph">
      <style:text-properties style:font-name="仿宋_GB2312" style:font-name-asian="仿宋_GB2312" style:font-name-complex="仿宋_GB2312" fo:font-size="12pt" style:font-size-asian="12pt" style:font-size-complex="12pt"/>
    </style:style>
  </office:automatic-styles>
  <office:body>
    <office:text text:use-soft-page-breaks="true">
      <text:p text:style-name="P1"><text:tab/>附件2</text:p>
      <text:p text:style-name="Standard"><text:span text:style-name="T2">2025-2026</text:span><text:span text:style-name="T3">学年海洋科学与工程学院主要学生骨干岗位申请表</text:span><text:bookmark-start text:name="_GoBack"/><text:bookmark-end text:name="_GoBack"/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姓 <text:s/>名</text:p>
          </table:table-cell>
          <table:table-cell table:style-name="TableCell13">
            <text:p text:style-name="P14">邵琪越</text:p>
          </table:table-cell>
          <table:table-cell table:style-name="TableCell15">
            <text:p text:style-name="P16">性 <text:s/>别</text:p>
          </table:table-cell>
          <table:table-cell table:style-name="TableCell17">
            <text:p text:style-name="P18">女</text:p>
          </table:table-cell>
          <table:table-cell table:style-name="TableCell19" table:number-rows-spanned="4">
            <text:p text:style-name="P20">照片</text:p>
          </table:table-cell>
        </table:table-row>
        <table:table-row table:style-name="TableRow21">
          <table:table-cell table:style-name="TableCell22">
            <text:p text:style-name="P23">院系班级</text:p>
          </table:table-cell>
          <table:table-cell table:style-name="TableCell24">
            <text:p text:style-name="P25">港航242</text:p>
          </table:table-cell>
          <table:table-cell table:style-name="TableCell26">
            <text:p text:style-name="P27">学 <text:s/>号</text:p>
          </table:table-cell>
          <table:table-cell table:style-name="TableCell28">
            <text:p text:style-name="P29">202410414064</text:p>
          </table:table-cell>
          <table:covered-table-cell>
            <text:p text:style-name="正文"/>
          </table:covered-table-cell>
        </table:table-row>
        <table:table-row table:style-name="TableRow30">
          <table:table-cell table:style-name="TableCell31">
            <text:p text:style-name="P32">出生年月</text:p>
          </table:table-cell>
          <table:table-cell table:style-name="TableCell33">
            <text:p text:style-name="P34">2006.3.2</text:p>
          </table:table-cell>
          <table:table-cell table:style-name="TableCell35">
            <text:p text:style-name="P36">籍 <text:s/>贯</text:p>
          </table:table-cell>
          <table:table-cell table:style-name="TableCell37">
            <text:p text:style-name="P38">浙江绍兴</text:p>
          </table:table-cell>
          <table:covered-table-cell>
            <text:p text:style-name="正文"/>
          </table:covered-table-cell>
        </table:table-row>
        <table:table-row table:style-name="TableRow39">
          <table:table-cell table:style-name="TableCell40">
            <text:p text:style-name="P41">联系方式</text:p>
          </table:table-cell>
          <table:table-cell table:style-name="TableCell42">
            <text:p text:style-name="P43">13967581233</text:p>
          </table:table-cell>
          <table:table-cell table:style-name="TableCell44">
            <text:p text:style-name="P45">电子邮箱</text:p>
          </table:table-cell>
          <table:table-cell table:style-name="TableCell46">
            <text:p text:style-name="P47"/>
          </table:table-cell>
          <table:covered-table-cell>
            <text:p text:style-name="正文"/>
          </table:covered-table-cell>
        </table:table-row>
        <table:table-row table:style-name="TableRow48">
          <table:table-cell table:style-name="TableCell49">
            <text:p text:style-name="P50">政治面貌</text:p>
          </table:table-cell>
          <table:table-cell table:style-name="TableCell51">
            <text:p text:style-name="P52">群众</text:p>
          </table:table-cell>
          <table:table-cell table:style-name="TableCell53">
            <text:p text:style-name="P54">特 <text:s/>长</text:p>
          </table:table-cell>
          <table:table-cell table:style-name="TableCell55" table:number-columns-spanned="2">
            <text:p text:style-name="P56">平面设计，模型涂装，声乐表演，软笔书法</text:p>
          </table:table-cell>
          <table:covered-table-cell/>
        </table:table-row>
        <table:table-row table:style-name="TableRow57">
          <table:table-cell table:style-name="TableCell58" table:number-columns-spanned="2">
            <text:p text:style-name="P59">现任职务：文艺部干事</text:p>
          </table:table-cell>
          <table:covered-table-cell/>
          <table:table-cell table:style-name="TableCell60" table:number-columns-spanned="3">
            <text:p text:style-name="P61">申请的组织及职务：</text:p>
            <text:p text:style-name="P62">1.第一志愿：文艺部部长</text:p>
            <text:p text:style-name="P63">2.第二志愿：文化活动部部长</text:p>
            <text:p text:style-name="P64">3.第三志愿：</text:p>
          </table:table-cell>
          <table:covered-table-cell/>
          <table:covered-table-cell/>
        </table:table-row>
        <table:table-row table:style-name="TableRow65">
          <table:table-cell table:style-name="TableCell66" table:number-columns-spanned="5">
            <text:p text:style-name="P67">大学开始所任职务及任职时间：</text:p>
            <text:p text:style-name="P68">文艺部干事 <text:s/>大一上下册。</text:p>
          </table:table-cell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5">
            <text:p text:style-name="P71">曾组织或统筹过的活动、曾负责过的工作：</text:p>
            <text:p text:style-name="P72">世界水日奖品采购与问答卡片制做</text:p>
            <text:p text:style-name="P73">世界水日志愿者</text:p>
            <text:p text:style-name="P74">校园开放日宣传图设计</text:p>
            <text:p text:style-name="P75">合唱团专场的节目单，喷绘设计</text:p>
            <text:p text:style-name="P76">合唱团专场部分节目的灯光安排</text:p>
            <text:p text:style-name="P77">新生晚会的舞美布置以及过场舞台剧的剧本大纲撰写</text:p>
          </table:table-cell>
          <table:covered-table-cell/>
          <table:covered-table-cell/>
          <table:covered-table-cell/>
          <table:covered-table-cell/>
        </table:table-row>
        <table:table-row table:style-name="TableRow78">
          <table:table-cell table:style-name="TableCell79" table:number-columns-spanned="5">
            <text:p text:style-name="P80">申请该职位的理由：有相关活动的参与，组织经验。同时参加了校合唱团，可以在联动时起到一个桥梁的作用。希望在成为部长后继续锻炼自身，提高海科文艺部的工作办事效率，并打造出相应的海科特色</text:p>
          </table:table-cell>
          <table:covered-table-cell/>
          <table:covered-table-cell/>
          <table:covered-table-cell/>
          <table:covered-table-cell/>
        </table:table-row>
        <table:table-row table:style-name="TableRow81">
          <table:table-cell table:style-name="TableCell82" table:number-columns-spanned="5">
            <text:p text:style-name="P83">对申请部门的发展构想：</text:p>
            <text:p text:style-name="P84">组织整理出策划案，计划书的统一格式模板。</text:p>
            <text:p text:style-name="P85">让三个部长的职责分工更明确预防尸位素餐。</text:p>
            <text:p text:style-name="P86">提高文艺部办事效率，增加文艺部在相关活动中的主动性，加强执行者与决策者之间的沟通，使好的想法能够落实。</text:p>
            <text:p text:style-name="P87">在大型活动中更好地联动合唱团等校艺术团，增加各方面信息意见的交流使艺术团表演与活动主题有机结合。</text:p>
            <text:p text:style-name="P88">让五四歌会等活动的普通学生合唱节目不只是齐唱，利用自身乐理知识以及经验，增加相关文娱表演的专业性。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89">
          <table:table-cell table:style-name="TableCell90" table:number-columns-spanned="5">
            <text:p text:style-name="P91">大学上学期的学习成绩排名（在本专业内所占比例）： <text:s text:c="5"/>（目前有无挂科情况 □有 □无）</text:p>
            <text:p text:style-name="P92"/>
            <text:p text:style-name="P93">□前25％ <text:s text:c="8"/>□前26％至50％ <text:s text:c="7"/>□前51％至75％ <text:s text:c="8"/>□前76％至100％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微软雅黑" svg:font-family="微软雅黑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黑体" svg:font-family="黑体" style:font-family-generic="modern" style:font-pitch="fixed" svg:panose-1="2 1 6 9 6 1 1 1 1 1"/>
    <style:font-face style:name="方正小标宋简体" svg:font-family="方正小标宋简体" style:font-family-generic="system" style:font-pitch="variable"/>
    <style:font-face style:name="仿宋_GB2312" svg:font-family="仿宋_GB2312" style:font-family-generic="system" style:font-pitch="variable"/>
    <style:font-face style:name="等线 Light" svg:font-family="等线 Light" style:font-family-generic="system" style:font-pitch="variable" svg:panose-1="2 1 6 0 3 1 1 1 1 1"/>
    <style:font-face style:name="等线" svg:font-family="等线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Times New Roman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paragraph-properties fo:text-align="justify"/>
      <style:text-properties style:letter-kerning="true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微软雅黑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style:font-name-complex="Lucida Sans" fo:font-size="12pt" style:font-size-asian="12pt"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页脚" style:display-name="页脚" style:family="paragraph" style:parent-style-name="Standard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fo:hyphenate="false"/>
    </style:style>
    <style:style style:name="页眉" style:display-name="页眉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493in" fo:margin-left="1.0833in" fo:margin-bottom="0.8861in" fo:margin-right="0.9833in" style:num-format="1" style:writing-mode="lr-tb" style:layout-grid-mode="line" style:layout-grid-lines="46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姓名：</dc:title>
    <meta:initial-creator>Administrator</meta:initial-creator>
    <dc:creator>琪越 邵</dc:creator>
    <meta:creation-date>2025-05-21T12:47:00Z</meta:creation-date>
    <dc:date>2025-05-21T12:47:00Z</dc:date>
    <meta:print-date>2017-05-23T08:37:00Z</meta:print-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iddenSlides" meta:value-type="float">0</meta:user-defined>
    <meta:user-defined meta:name="HyperlinksChanged" meta:value-type="boolean">false</meta:user-defined>
    <meta:user-defined meta:name="ICV">A710C89BE6BC4EAAAF8116EB320B7420_13</meta:user-defined>
    <meta:user-defined meta:name="KSOProductBuildVer">2052-12.1.0.16729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  <meta:document-statistic meta:page-count="2" meta:paragraph-count="51" meta:word-count="376" meta:character-count="728" meta:row-count="36" meta:non-whitespace-character-count="403"/>
  </office:meta>
</office:document-meta>
</file>